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2pt" style:font-size-asian="12pt" style:font-size-complex="12pt"/>
    </style:style>
    <style:style style:name="P2" style:family="paragraph" style:parent-style-name="Text_20_body">
      <style:text-properties style:font-name="Calibri" fo:font-size="12pt" style:font-size-asian="12pt" style:font-size-complex="12pt"/>
    </style:style>
    <style:style style:name="P3" style:family="paragraph" style:parent-style-name="Text_20_body">
      <style:text-properties style:font-name="Calibri" fo:font-size="12pt" fo:font-weight="bold" style:font-size-asian="12pt" style:font-weight-asian="bold" style:font-size-complex="12pt" style:font-weight-complex="bold"/>
    </style:style>
    <style:style style:name="P4" style:family="paragraph" style:parent-style-name="Text_20_body">
      <style:text-properties style:font-name="Calibri" fo:font-size="12pt" fo:font-weight="normal" style:font-size-asian="12pt" style:font-weight-asian="normal" style:font-size-complex="12pt" style:font-weight-complex="normal"/>
    </style:style>
    <style:style style:name="P5" style:family="paragraph" style:parent-style-name="Preformatted_20_Text">
      <style:text-properties style:font-name="Calibri" fo:font-size="12pt" style:font-size-asian="12pt" style:font-size-complex="12pt"/>
    </style:style>
    <style:style style:name="P6" style:family="paragraph" style:parent-style-name="Preformatted_20_Text">
      <style:paragraph-properties fo:margin-top="0in" fo:margin-bottom="0.1965in" loext:contextual-spacing="false"/>
    </style:style>
    <style:style style:name="P7" style:family="paragraph" style:parent-style-name="Heading_20_3">
      <style:text-properties style:font-name="Calibri" fo:font-size="12pt" style:font-size-asian="12pt" style:font-size-complex="12pt"/>
    </style:style>
    <style:style style:name="P8" style:family="paragraph" style:parent-style-name="Standard" style:list-style-name="L6">
      <style:text-properties style:font-name="Calibri" fo:font-size="12pt" style:font-size-asian="12pt" style:font-size-complex="12pt"/>
    </style:style>
    <style:style style:name="P9" style:family="paragraph" style:parent-style-name="Standard" style:list-style-name="L7">
      <style:text-properties style:font-name="Calibri" fo:font-size="12pt" style:font-size-asian="12pt" style:font-size-complex="12pt"/>
    </style:style>
    <style:style style:name="P10" style:family="paragraph" style:parent-style-name="Preformatted_20_Text" style:list-style-name="L5">
      <style:text-properties style:font-name="Calibri"/>
    </style:style>
    <style:style style:name="P11" style:family="paragraph" style:parent-style-name="Heading_20_1">
      <style:text-properties style:font-name="Calibri" fo:font-size="12pt" style:font-size-asian="12pt" style:font-size-complex="12pt"/>
    </style:style>
    <style:style style:name="P12" style:family="paragraph" style:parent-style-name="Text_20_body" style:list-style-name="L1">
      <style:text-properties style:font-name="Calibri" fo:font-size="12pt" fo:font-weight="bold" style:font-size-asian="12pt" style:font-weight-asian="bold" style:font-size-complex="12pt" style:font-weight-complex="bold"/>
    </style:style>
    <style:style style:name="P13" style:family="paragraph" style:parent-style-name="Text_20_body" style:list-style-name="L2">
      <style:text-properties style:font-name="Calibri" fo:font-size="12pt" fo:font-weight="bold" style:font-size-asian="12pt" style:font-weight-asian="bold" style:font-size-complex="12pt" style:font-weight-complex="bold"/>
    </style:style>
    <style:style style:name="P14" style:family="paragraph" style:parent-style-name="Text_20_body" style:list-style-name="L3">
      <style:text-properties style:font-name="Calibri" fo:font-size="12pt" fo:font-weight="bold" style:font-size-asian="12pt" style:font-weight-asian="bold" style:font-size-complex="12pt" style:font-weight-complex="bold"/>
    </style:style>
    <style:style style:name="P15" style:family="paragraph" style:parent-style-name="Text_20_body" style:list-style-name="L5">
      <style:text-properties style:font-name="Calibri" fo:font-size="12pt" fo:font-weight="bold" style:font-size-asian="12pt" style:font-weight-asian="bold" style:font-size-complex="12pt" style:font-weight-complex="bold"/>
    </style:style>
    <style:style style:name="P16" style:family="paragraph" style:parent-style-name="Text_20_body" style:list-style-name="L3">
      <style:text-properties style:font-name="Calibri" fo:font-size="12pt" fo:font-weight="normal" style:font-size-asian="12pt" style:font-weight-asian="normal" style:font-size-complex="12pt" style:font-weight-complex="normal"/>
    </style:style>
    <style:style style:name="P17" style:family="paragraph" style:parent-style-name="Text_20_body">
      <style:text-properties style:font-name="Calibri" fo:font-size="12pt" style:font-size-asian="12pt" style:font-size-complex="12pt"/>
    </style:style>
    <style:style style:name="P18" style:family="paragraph" style:parent-style-name="Text_20_body" style:list-style-name="L5">
      <style:text-properties style:font-name="Calibri" fo:font-size="12pt" style:font-size-asian="12pt" style:font-size-complex="12pt"/>
    </style:style>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T1" style:family="text">
      <style:text-properties style:font-name="Calibri"/>
    </style:style>
    <style:style style:name="T2" style:family="text">
      <style:text-properties style:font-name="Calibri" fo:font-size="12pt" style:font-size-asian="12pt" style:font-size-complex="12pt"/>
    </style:style>
    <style:style style:name="T3" style:family="text">
      <style:text-properties style:font-name="Calibri" fo:font-size="12pt" fo:font-weight="bold" style:font-size-asian="12pt" style:font-weight-asian="bold" style:font-size-complex="12pt" style:font-weight-complex="bold"/>
    </style:style>
    <style:style style:name="T4" style:family="text">
      <style:text-properties style:font-name="Calibri" fo:font-size="12pt" fo:font-weight="normal" style:font-size-asian="12pt" style:font-weight-asian="normal" style:font-size-complex="12pt" style:font-weight-complex="normal"/>
    </style:style>
    <style:style style:name="T5"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st <text:s/>Architectural Principles</text:p>
      <text:p text:style-name="P4">The set of these architectural principles is called REpresentational State Transfer (REST) and is defined as:</text:p>
      <text:list xml:id="list3014759921" text:style-name="L1">
        <text:list-item>
          <text:p text:style-name="P12">Addressable resources</text:p>
        </text:list-item>
      </text:list>
      <text:p text:style-name="P4"><text:tab/>The key abstraction of information and data in REST is a resource, and each resource must be addressable via a URI (Uniform Resource Identifier).</text:p>
      <text:list xml:id="list3712175820" text:style-name="L2">
        <text:list-item>
          <text:p text:style-name="P13">A uniform, constrained interface</text:p>
        </text:list-item>
      </text:list>
      <text:p text:style-name="P4"><text:tab/>Use a small set of well-defined methods to manipulate your resources.</text:p>
      <text:list xml:id="list1368167140" text:style-name="L3">
        <text:list-item>
          <text:p text:style-name="P14">Representation-oriented</text:p>
          <text:p text:style-name="P16">You interact with services using representations of that service. A resource referenced by one URI can have different formats. Different platforms need different formats. For example, browsers need HTML, JavaScript needs JSON (JavaScript Object Notation), and a Java application may need XML.</text:p>
        </text:list-item>
        <text:list-item>
          <text:p text:style-name="P19"><text:span text:style-name="T4">C</text:span><text:span text:style-name="T3">ommunicate statelessly</text:span></text:p>
        </text:list-item>
      </text:list>
      <text:p text:style-name="P4"><text:tab/>Stateless applications are easier to scale.</text:p>
      <text:list xml:id="list1141779585" text:style-name="L4">
        <text:list-item>
          <text:p text:style-name="P20"><text:span text:style-name="T4">Hypermedia As The Engine Of Application State</text:span><text:span text:style-name="T3"> (HATEOAS)</text:span></text:p>
        </text:list-item>
      </text:list>
      <text:p text:style-name="P4"><text:tab/>Let your data formats drive state transitions in your applications.</text:p>
      <text:p text:style-name="P3"/>
      <text:p text:style-name="P3">HTTP Basics</text:p>
      <text:p text:style-name="P2">HTTP is a synchronous request/response-based application network protocol used for distributed, collaborative, document-based systems. It is the primary protocol used on the Web, in particular by browsers such as Firefox, MS Internet Explorer, Safari, and Netscape. The protocol is very simple: the client sends a request message made up of the HTTP method being invoked, the location of the resource you are interested in invoking, a variable set of headers, and an optional message body that can basically be anything you want, including HTML, plain text, XML, JSON, and even binary data. Here’s an example:</text:p>
      <text:p text:style-name="Preformatted_20_Text"><text:span text:style-name="Source_20_Text"><text:span text:style-name="T2">GET /resteasy HTTP/1.1</text:span></text:span></text:p>
      <text:p text:style-name="Preformatted_20_Text"><text:span text:style-name="Source_20_Text"><text:span text:style-name="T2">Host: jboss.org</text:span></text:span></text:p>
      <text:p text:style-name="Preformatted_20_Text"><text:span text:style-name="Source_20_Text"><text:span text:style-name="T2">User-Agent: Mozilla/5.0</text:span></text:span></text:p>
      <text:p text:style-name="Preformatted_20_Text"><text:span text:style-name="Source_20_Text"><text:span text:style-name="T2">Accept: text/html,application/xhtml+xml,application/xml;q=0.9,*/*;q=0.8</text:span></text:span></text:p>
      <text:p text:style-name="Preformatted_20_Text"><text:span text:style-name="Source_20_Text"><text:span text:style-name="T2">Accept-Language: <text:s text:c="5"/>en-us,en;q=0.5</text:span></text:span></text:p>
      <text:p text:style-name="P6"><text:span text:style-name="Source_20_Text"><text:span text:style-name="T2">Accept-Encoding: <text:s text:c="4"/>gzip,deflate</text:span></text:span></text:p>
      <text:p text:style-name="Text_20_body"><text:span text:style-name="T2">Your browser would send this request if you wanted to look at </text:span><text:a xlink:type="simple" xlink:href="http://jboss.org/resteasy" office:target-frame-name="_blank" xlink:show="new" text:style-name="Internet_20_link" text:visited-style-name="Visited_20_Internet_20_Link"><text:span text:style-name="T2">http://jboss.org/resteasy</text:span></text:a><text:span text:style-name="T2">. GET is the method we are invoking on the server. /resteasy is the object we are interested in. HTTP/1.1 is the version of the protocol. Host, User-Agent, Accept, Accept-Language, and Accept-Encoding are all message headers. There is no request body, as we are querying information from the server.</text:span></text:p>
      <text:p text:style-name="P2">The response message from the server is very similar. It contains the version of HTTP we are using, a response code, a short message that explains the response code, a variable set of optional headers, <text:soft-page-break/>and an optional message body. Here’s the message the server might respond with using the previous GET query:</text:p>
      <text:p text:style-name="Preformatted_20_Text"><text:span text:style-name="Source_20_Text"><text:span text:style-name="T2">HTTP/1.1 200 OK</text:span></text:span></text:p>
      <text:p text:style-name="Preformatted_20_Text"><text:span text:style-name="Source_20_Text"><text:span text:style-name="T2">X-Powered-By: Servlet 2.4; JBoss-4.2.2.GA</text:span></text:span></text:p>
      <text:p text:style-name="Preformatted_20_Text"><text:span text:style-name="Source_20_Text"><text:span text:style-name="T2">Content-Type: text/html</text:span></text:span></text:p>
      <text:p text:style-name="P5"/>
      <text:p text:style-name="Preformatted_20_Text"><text:span text:style-name="Source_20_Text"><text:span text:style-name="T2">&lt;head&gt;</text:span></text:span></text:p>
      <text:p text:style-name="Preformatted_20_Text"><text:span text:style-name="Source_20_Text"><text:span text:style-name="T2">&lt;title&gt;JBoss RESTEasy Project&lt;/title&gt;</text:span></text:span></text:p>
      <text:p text:style-name="Preformatted_20_Text"><text:span text:style-name="Source_20_Text"><text:span text:style-name="T2">&lt;/head&gt;</text:span></text:span></text:p>
      <text:p text:style-name="Preformatted_20_Text"><text:span text:style-name="Source_20_Text"><text:span text:style-name="T2">&lt;body&gt;</text:span></text:span></text:p>
      <text:p text:style-name="Preformatted_20_Text"><text:span text:style-name="Source_20_Text"><text:span text:style-name="T2">&lt;h1&gt;JBoss RESTEasy&lt;/h1&gt;</text:span></text:span></text:p>
      <text:p text:style-name="P6"><text:span text:style-name="Source_20_Text"><text:span text:style-name="T2">&lt;p&gt;JBoss RESTEasy is an open source implementation of the JAX-RS specification...</text:span></text:span></text:p>
      <text:p text:style-name="P2">The response code of this message is 200, and the status message is “OK.” This code means that the request was processed successfully and that the client is receiving the information it requested. HTTP has a large set of response codes. They can be informational codes like 200, “OK,” or error codes like 500, “Internal Server Error.” Visit the w3c’s website for a more complete and verbose listing of these codes.</text:p>
      <text:p text:style-name="Text_20_body"><text:span text:style-name="T2">This response message also has a message body that is a chunk of HTML. We know it is HTML by the </text:span><text:span text:style-name="Strong_20_Emphasis"><text:span text:style-name="T2">Content-Type</text:span></text:span><text:span text:style-name="T2"> header.</text:span></text:p>
      <text:p text:style-name="P2"/>
      <text:h text:style-name="P11" text:outline-level="1"><text:bookmark text:name="restful-architectural-principles"/>RESTful Architectural Principles</text:h>
      <text:list xml:id="list3816897159" text:style-name="L5">
        <text:list-item>
          <text:p text:style-name="P15">Addressability</text:p>
          <text:list>
            <text:list-item>
              <text:p text:style-name="P18">Addressability is the idea that every object and resource in your system is reachable through a unique identifier. </text:p>
            </text:list-item>
            <text:list-item>
              <text:p text:style-name="P18">In the REST world, addressability is managed through the use of URIs. </text:p>
            </text:list-item>
            <text:list-item>
              <text:p text:style-name="P18">Each HTTP request must contain the URI of the object you are requesting information from or posting information to. </text:p>
            </text:list-item>
            <text:list-item>
              <text:p text:style-name="P10"><text:span text:style-name="Source_20_Text"><text:span text:style-name="T2">scheme://host:port/path?queryString#fragment</text:span></text:span></text:p>
            </text:list-item>
            <text:list-item>
              <text:p text:style-name="P10"><text:span text:style-name="Source_20_Text"><text:span text:style-name="T2">http://example.com/customers?lastName=Burke&amp;zipcode=02115</text:span></text:span></text:p>
              <text:p text:style-name="P10"><text:span text:style-name="Source_20_Text"><text:span text:style-name="T2"/></text:span></text:p>
              <text:list>
                <text:list-item>
                  <text:p text:style-name="P21"><text:span text:style-name="Strong_20_Emphasis"><text:span text:style-name="T2">scheme</text:span></text:span><text:span text:style-name="T2"> is the protocol you are using to communicate with.For RESTful web services, it is usually </text:span><text:span text:style-name="Strong_20_Emphasis"><text:span text:style-name="T2">http</text:span></text:span><text:span text:style-name="T2"> or </text:span><text:span text:style-name="Strong_20_Emphasis"><text:span text:style-name="T2">https</text:span></text:span><text:span text:style-name="T2"> </text:span></text:p>
                </text:list-item>
                <text:list-item>
                  <text:p text:style-name="P21"><text:span text:style-name="T2"><text:s/>The </text:span><text:span text:style-name="Strong_20_Emphasis"><text:span text:style-name="T2">host</text:span></text:span><text:span text:style-name="T2"> is a DNS name or IP address </text:span></text:p>
                </text:list-item>
                <text:list-item>
                  <text:p text:style-name="P18">Port</text:p>
                </text:list-item>
                <text:list-item>
                  <text:p text:style-name="P21"><text:span text:style-name="Strong_20_Emphasis"><text:span text:style-name="T2">path</text:span></text:span><text:span text:style-name="T2"> expression is a set of text segments delimited by the “/” character. Think of the </text:span><text:span text:style-name="Strong_20_Emphasis"><text:span text:style-name="T2">path</text:span></text:span><text:span text:style-name="T2"> expression as a directory list of a file on your machine. Following the path expression is an optional query string. The “?” character separates the path from the query string. The query string is a list of parameters represented as name/value pairs. Each pair is delimited with the “&amp;” character. Here’s an example query string within a </text:span><text:soft-page-break/><text:span text:style-name="T2">URI </text:span></text:p>
                </text:list-item>
                <text:list-item>
                  <text:p text:style-name="P21"><text:span text:style-name="T2">The last part of the URI is the </text:span><text:span text:style-name="Strong_20_Emphasis"><text:span text:style-name="T2">fragment</text:span></text:span><text:span text:style-name="T2">. It is delimited by a “#” character. The fragment is usually used to point to a certain place in the document you are querying. </text:span></text:p>
                </text:list-item>
              </text:list>
            </text:list-item>
          </text:list>
        </text:list-item>
      </text:list>
      <text:p text:style-name="P1"/>
      <text:h text:style-name="P7" text:outline-level="3"><text:bookmark text:name="the-uniform-constrained-interface"/>The Uniform, Constrained Interface</text:h>
      <text:p text:style-name="P1">HTTP has a small, fixed set of operational methods. Each method has a specific purpose and meaning </text:p>
      <text:p text:style-name="P1"/>
      <text:list xml:id="list1156068867" text:style-name="L6">
        <text:list-item>
          <text:p text:style-name="P8">GET</text:p>
          <text:list>
            <text:list-item>
              <text:p text:style-name="P8">GET is a read-only operation. It is used to query the server for specific information. </text:p>
            </text:list-item>
            <text:list-item>
              <text:p text:style-name="P8">It is both an <text:span text:style-name="Emphasis">idempotent</text:span> and <text:span text:style-name="Emphasis">safe</text:span> operation. Idempotent means that no matter how many times you apply the operation, the result is always the same. </text:p>
            </text:list-item>
            <text:list-item>
              <text:p text:style-name="P8"><text:s/>Safe means that invoking a GET does not change the state of the server at all. This means that, other than request load, the operation will not affect the server. </text:p>
              <text:p text:style-name="P8"/>
            </text:list-item>
          </text:list>
        </text:list-item>
        <text:list-item>
          <text:p text:style-name="P8">PUT</text:p>
          <text:list>
            <text:list-item>
              <text:p text:style-name="P8">PUT requests that the server store the message body sent with the request under the location provided in the HTTP message. It is usually modeled as an insert or update. It is also idempotent. </text:p>
            </text:list-item>
          </text:list>
        </text:list-item>
        <text:list-item>
          <text:p text:style-name="P8">DELETE</text:p>
          <text:list>
            <text:list-item>
              <text:p text:style-name="P8">DELETE is used to remove resources. It is idempotent as well. </text:p>
              <text:p text:style-name="P8"/>
            </text:list-item>
          </text:list>
        </text:list-item>
        <text:list-item>
          <text:p text:style-name="P8">POST</text:p>
          <text:list>
            <text:list-item>
              <text:p text:style-name="P8">POST is the only <text:span text:style-name="T5">non-idempotent</text:span> and unsafe operation of HTTP. Each POST method is allowed to modify the service in a unique way </text:p>
              <text:p text:style-name="P8"/>
            </text:list-item>
          </text:list>
        </text:list-item>
        <text:list-item>
          <text:p text:style-name="P8">HEAD</text:p>
          <text:list>
            <text:list-item>
              <text:p text:style-name="P8">HEAD is exactly like GET except that instead of returning a response body, it returns only a response code and any headers associated with the request. </text:p>
            </text:list-item>
          </text:list>
        </text:list-item>
      </text:list>
      <text:p text:style-name="P1"/>
      <text:h text:style-name="P7" text:outline-level="3"><text:bookmark text:name="why-is-the-uniform-interface-important"/>Why Is the Uniform Interface Important?</text:h>
      <text:list xml:id="list2758485598" text:style-name="L7">
        <text:list-item>
          <text:p text:style-name="P9">Familiarity </text:p>
        </text:list-item>
        <text:list-item>
          <text:p text:style-name="P9">Interoperability</text:p>
        </text:list-item>
        <text:list-item>
          <text:p text:style-name="P9">Scalability</text:p>
        </text:list-item>
      </text:list>
      <text:h text:style-name="P7" text:outline-level="3"><text:bookmark text:name="representation-oriented"/>Representation-Oriented</text:h>
      <text:p text:style-name="P1">HTTP uses the <text:span text:style-name="Strong_20_Emphasis">Content-Type</text:span> header to tell the client or server what data format it is receiving </text:p>
      <text:p text:style-name="P1">Examples are</text:p>
      <text:p text:style-name="P5"><text:span text:style-name="Source_20_Text"><text:span text:style-name="T1">text/plain</text:span></text:span></text:p>
      <text:p text:style-name="Preformatted_20_Text"><text:span text:style-name="Source_20_Text"><text:span text:style-name="T2">text/html</text:span></text:span></text:p>
      <text:p text:style-name="Preformatted_20_Text"><text:span text:style-name="Source_20_Text"><text:span text:style-name="T2">application/xml</text:span></text:span></text:p>
      <text:p text:style-name="P6"><text:span text:style-name="Source_20_Text"><text:span text:style-name="T2">text/html; charset=iso-8859-1</text:span></text:span></text:p>
      <text:h text:style-name="P7" text:outline-level="3"><text:bookmark text:name="communicate-statelessly"/><text:soft-page-break/>Communicate Statelessly</text:h>
      <text:h text:style-name="P7" text:outline-level="3"><text:bookmark text:name="hateoas"/>HATEOAS : Hypermedia As The Engine Of Application State </text:h>
      <text:p text:style-name="P5"><text:span text:style-name="Source_20_Text"><text:span text:style-name="T1">uses of hypermedia and hyperlinks is composing complex sets of information from disparate sources. The information could be within a company intranet or dispersed across the Internet. Hyperlinks allow us to reference and aggregate additional data without bloating our responses. </text:span></text:span></text:p>
      <text:p text:style-name="P5"><text:span text:style-name="Source_20_Text"><text:span text:style-name="T2"/></text:span></text:p>
      <text:p text:style-name="P5"><text:span text:style-name="Source_20_Text"><text:span text:style-name="T1">&lt;order id="111"&gt;</text:span></text:span></text:p>
      <text:p text:style-name="Preformatted_20_Text"><text:span text:style-name="Source_20_Text"><text:span text:style-name="T2"><text:s text:c="3"/>&lt;customer&gt;http://customers.myintranet.com/customers/32133&lt;/customer&gt;</text:span></text:span></text:p>
      <text:p text:style-name="Preformatted_20_Text"><text:span text:style-name="Source_20_Text"><text:span text:style-name="T2"><text:s text:c="3"/>&lt;order-entries&gt;</text:span></text:span></text:p>
      <text:p text:style-name="Preformatted_20_Text"><text:span text:style-name="Source_20_Text"><text:span text:style-name="T2"><text:s text:c="5"/>&lt;order-entry&gt;</text:span></text:span></text:p>
      <text:p text:style-name="Preformatted_20_Text"><text:span text:style-name="Source_20_Text"><text:span text:style-name="T2"><text:s text:c="8"/>&lt;quantity&gt;5&lt;/quantity&gt;</text:span></text:span></text:p>
      <text:p text:style-name="P6"><text:span text:style-name="Source_20_Text"><text:span text:style-name="T2"><text:s text:c="8"/>&lt;product&gt;http://products.myintranet.com/products/111&lt;/product&gt;</text:span></text:span></text:p>
      <text:p text:style-name="P2"><text:span text:style-name="T5">For example</text:span>, let’s say we wanted to get a list of products available on a web store. We do an HTTP GET on <text:a xlink:type="simple" xlink:href="http://example.com/webstore/products" office:target-frame-name="_blank" xlink:show="new" text:style-name="Internet_20_link" text:visited-style-name="Visited_20_Internet_20_Link"><text:span text:style-name="Emphasis">http://example.com/webstore/products</text:span></text:a> and receive back:</text:p>
      <text:p text:style-name="Preformatted_20_Text"><text:span text:style-name="Source_20_Text"><text:span text:style-name="T2">&lt;products&gt;</text:span></text:span></text:p>
      <text:p text:style-name="Preformatted_20_Text"><text:span text:style-name="Source_20_Text"><text:span text:style-name="T2"><text:s text:c="2"/>&lt;product id="123"&gt;</text:span></text:span></text:p>
      <text:p text:style-name="Preformatted_20_Text"><text:span text:style-name="Source_20_Text"><text:span text:style-name="T2"><text:s text:c="6"/>&lt;name&gt;headphones&lt;/name&gt;</text:span></text:span></text:p>
      <text:p text:style-name="Preformatted_20_Text"><text:span text:style-name="Source_20_Text"><text:span text:style-name="T2"><text:s text:c="6"/>&lt;price&gt;$16.99&lt;/price&gt;</text:span></text:span></text:p>
      <text:p text:style-name="Preformatted_20_Text"><text:span text:style-name="Source_20_Text"><text:span text:style-name="T2"><text:s text:c="3"/>&lt;/product&gt;</text:span></text:span></text:p>
      <text:p text:style-name="Preformatted_20_Text"><text:span text:style-name="Source_20_Text"><text:span text:style-name="T2"><text:s text:c="3"/>&lt;product id="124"&gt;</text:span></text:span></text:p>
      <text:p text:style-name="Preformatted_20_Text"><text:span text:style-name="Source_20_Text"><text:span text:style-name="T2"><text:s text:c="6"/>&lt;name&gt;USB Cable&lt;/name&gt;</text:span></text:span></text:p>
      <text:p text:style-name="Preformatted_20_Text"><text:span text:style-name="Source_20_Text"><text:span text:style-name="T2"><text:s text:c="5"/>&lt;price&gt;$5.99&lt;/price&gt;</text:span></text:span></text:p>
      <text:p text:style-name="Preformatted_20_Text"><text:span text:style-name="Source_20_Text"><text:span text:style-name="T2"><text:s text:c="3"/>&lt;/product&gt;</text:span></text:span></text:p>
      <text:p text:style-name="Preformatted_20_Text"><text:span text:style-name="Source_20_Text"><text:span text:style-name="T2">...</text:span></text:span></text:p>
      <text:p text:style-name="P6"><text:span text:style-name="Source_20_Text"><text:span text:style-name="T2">&lt;/products&gt;</text:span></text:span></text:p>
      <text:p text:style-name="P2">This could be problematic if we had thousands of products to send back to our client. We might overload it, or the client might wait forever for the response to finish downloading. We could instead list only the first five products and provide a link to get the next set:</text:p>
      <text:p text:style-name="Preformatted_20_Text"><text:span text:style-name="Source_20_Text"><text:span text:style-name="T2">&lt;products&gt;</text:span></text:span></text:p>
      <text:p text:style-name="Preformatted_20_Text"><text:span text:style-name="Source_20_Text"><text:span text:style-name="T2"><text:s text:c="3"/>&lt;link rel="next" href="http://example.com/store/products?startIndex=5"/&gt;</text:span></text:span></text:p>
      <text:p text:style-name="Preformatted_20_Text"><text:span text:style-name="Source_20_Text"><text:span text:style-name="T2"><text:s text:c="3"/>&lt;product id="123"&gt;</text:span></text:span></text:p>
      <text:p text:style-name="Preformatted_20_Text"><text:span text:style-name="Source_20_Text"><text:span text:style-name="T2"><text:s text:c="6"/>&lt;name&gt;headphones&lt;/name&gt;</text:span></text:span></text:p>
      <text:p text:style-name="Preformatted_20_Text"><text:span text:style-name="Source_20_Text"><text:span text:style-name="T2"><text:s text:c="6"/>&lt;price&gt;$16.99&lt;/price&gt;</text:span></text:span></text:p>
      <text:p text:style-name="Preformatted_20_Text"><text:span text:style-name="Source_20_Text"><text:span text:style-name="T2"><text:s text:c="3"/>&lt;/product&gt;</text:span></text:span></text:p>
      <text:p text:style-name="Preformatted_20_Text"><text:span text:style-name="Source_20_Text"><text:span text:style-name="T2">...</text:span></text:span></text:p>
      <text:p text:style-name="P6"><text:span text:style-name="Source_20_Text"><text:span text:style-name="T2">&lt;/products&gt;</text:span></text:span></text:p>
      <text:p text:style-name="Text_20_body"><text:span text:style-name="T2">When first querying for a list of products, clients don’t have to know they’re getting back a list of only five products. The data format can tell them that they didn’t get a full set and that to get the </text:span><text:span text:style-name="Strong_20_Emphasis"><text:span text:style-name="T2">next</text:span></text:span><text:span text:style-name="T2"> set, they need to follow a specific link. Following the </text:span><text:span text:style-name="Strong_20_Emphasis"><text:span text:style-name="T2">next</text:span></text:span><text:span text:style-name="T2"> link could get them back a new document with additional links:</text:span></text:p>
      <text:p text:style-name="Preformatted_20_Text"><text:soft-page-break/><text:span text:style-name="Source_20_Text"><text:span text:style-name="T2">&lt;products&gt;</text:span></text:span></text:p>
      <text:p text:style-name="Preformatted_20_Text"><text:span text:style-name="Source_20_Text"><text:span text:style-name="T2"><text:s text:c="3"/>&lt;link rel="previous" href="http://example.com/store/products?startIndex=0"/&gt;</text:span></text:span></text:p>
      <text:p text:style-name="Preformatted_20_Text"><text:span text:style-name="Source_20_Text"><text:span text:style-name="T2"><text:s text:c="3"/>&lt;link rel="next" href="http://example.com/webstore/products?startIndex=10"/&gt;</text:span></text:span></text:p>
      <text:p text:style-name="Preformatted_20_Text"><text:span text:style-name="Source_20_Text"><text:span text:style-name="T2"><text:s text:c="3"/>&lt;product id="128"&gt;</text:span></text:span></text:p>
      <text:p text:style-name="Preformatted_20_Text"><text:span text:style-name="Source_20_Text"><text:span text:style-name="T2"><text:s text:c="6"/>&lt;name&gt;stuff&lt;/name&gt;</text:span></text:span></text:p>
      <text:p text:style-name="Preformatted_20_Text"><text:span text:style-name="Source_20_Text"><text:span text:style-name="T2"><text:s text:c="6"/>&lt;price&gt;$16.99&lt;/price&gt;</text:span></text:span></text:p>
      <text:p text:style-name="Preformatted_20_Text"><text:span text:style-name="Source_20_Text"><text:span text:style-name="T2"><text:s text:c="3"/>&lt;/product&gt;</text:span></text:span></text:p>
      <text:p text:style-name="Preformatted_20_Text"><text:span text:style-name="Source_20_Text"><text:span text:style-name="T2">...</text:span></text:span></text:p>
      <text:p text:style-name="P6"><text:span text:style-name="Source_20_Text"><text:span text:style-name="T2">&lt;/products&gt;</text:span></text:span></text:p>
      <text:p text:style-name="Text_20_body"><text:span text:style-name="T2">In this case, there is the additional state transition of </text:span><text:span text:style-name="Strong_20_Emphasis"><text:span text:style-name="T2">previous</text:span></text:span><text:span text:style-name="T2"> so that clients can browse an earlier part of the product list. The </text:span><text:span text:style-name="Strong_20_Emphasis"><text:span text:style-name="T2">next</text:span></text:span><text:span text:style-name="T2"> and </text:span><text:span text:style-name="Strong_20_Emphasis"><text:span text:style-name="T2">previous</text:span></text:span><text:span text:style-name="T2"> links seem a bit trivial, but imagine if we had other transition types like </text:span><text:span text:style-name="Strong_20_Emphasis"><text:span text:style-name="T2">payment</text:span></text:span><text:span text:style-name="T2">, </text:span><text:span text:style-name="Strong_20_Emphasis"><text:span text:style-name="T2">inventory</text:span></text:span><text:span text:style-name="T2">, or </text:span><text:span text:style-name="Strong_20_Emphasis"><text:span text:style-name="T2">sales</text:span></text:span><text:span text:style-name="T2">.</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adeep Kadati</meta:initial-creator>
    <meta:creation-date>2018-10-20T15:05:45.05</meta:creation-date>
    <dc:date>2018-11-29T22:14:31.281000000</dc:date>
    <meta:editing-duration>PT1H32M59S</meta:editing-duration>
    <meta:editing-cycles>35</meta:editing-cycles>
    <meta:generator>LibreOffice/6.1.3.2$Windows_X86_64 LibreOffice_project/86daf60bf00efa86ad547e59e09d6bb77c699acb</meta:generator>
    <meta:document-statistic meta:table-count="0" meta:image-count="0" meta:object-count="0" meta:page-count="5" meta:paragraph-count="115" meta:word-count="1210" meta:character-count="8055" meta:non-whitespace-character-count="6851"/>
  </office:meta>
</office:document-meta>
</file>